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ck_note</text:p>
      <text:p text:style-name="P1"/>
      <text:list xml:id="list3689876372219108756" text:style-name="L1">
        <text:list-item>
          <text:p text:style-name="P2">id -</text:p>
        </text:list-item>
        <text:list-item>
          <text:p text:style-name="P2">prod_id – <text:span text:style-name="T2">ИД на продукт</text:span></text:p>
        </text:list-item>
        <text:list-item>
          <text:p text:style-name="P2">store_id – <text:span text:style-name="T2">ИД на обект(склад,магазин...)</text:span></text:p>
        </text:list-item>
        <text:list-item>
          <text:p text:style-name="P2">user_id – <text:span text:style-name="T2">ИД на потребител</text:span></text:p>
        </text:list-item>
        <text:list-item>
          <text:p text:style-name="P2"><text:span text:style-name="T3">supply_id</text:span> – <text:span text:style-name="T2">ИД на доставчик</text:span></text:p>
        </text:list-item>
        <text:list-item>
          <text:p text:style-name="P2">date – <text:span text:style-name="T2">Дата на създаване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13T16:18:08.74</meta:creation-date>
    <meta:document-statistic meta:table-count="0" meta:image-count="0" meta:object-count="0" meta:page-count="1" meta:paragraph-count="7" meta:word-count="34" meta:character-count="166"/>
    <dc:date>2014-10-13T16:27:41.27</dc:date>
    <meta:editing-duration>PT9M32S</meta:editing-duration>
    <meta:editing-cycles>1</meta:editing-cycles>
    <meta:generator>OpenOffice/4.1.1$Win32 OpenOffice.org_project/411m6$Build-9775</meta:generator>
  </office:meta>
</office:document-meta>
</file>